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68000000FE2D879D312EFB186C.png" manifest:media-type="image/png"/>
  <manifest:file-entry manifest:full-path="Pictures/100010580000879200001508D21A14F0A9096EB5.svg" manifest:media-type="image/svg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14cm" fo:min-width="5.364cm"/>
    </style:style>
    <style:style style:name="gr2" style:family="graphic" style:parent-style-name="standard">
      <style:graphic-properties draw:textarea-horizontal-align="justify" draw:textarea-vertical-align="middle" draw:auto-grow-height="false" fo:min-height="1.014cm" fo:min-width="5.664cm"/>
    </style:style>
    <style:style style:name="gr3" style:family="graphic" style:parent-style-name="standard">
      <style:graphic-properties draw:fill-color="#ffa6a6" draw:textarea-horizontal-align="justify" draw:textarea-vertical-align="middle" draw:auto-grow-height="false" fo:min-height="1.014cm" fo:min-width="5.36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afd095" draw:textarea-horizontal-align="justify" draw:textarea-vertical-align="middle" draw:auto-grow-height="false" fo:min-height="1.014cm" fo:min-width="5.364cm"/>
    </style:style>
    <style:style style:name="gr6" style:family="graphic">
      <style:graphic-properties style:protect="size"/>
    </style:style>
    <style:style style:name="pr1" style:family="presentation" style:parent-style-name="BrightBlue-title">
      <style:graphic-properties fo:min-height="2.2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a6a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afd095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5.2cm" svg:height="2.2cm" svg:x="2.2cm" svg:y="0.6cm" presentation:class="title" presentation:user-transformed="true">
          <draw:text-box>
            <text:p>Driving Assistance Pipeline</text:p>
          </draw:text-box>
        </draw:frame>
        <draw:custom-shape draw:style-name="gr1" draw:text-style-name="P1" draw:layer="layout" svg:width="6cm" svg:height="1.4cm" svg:x="1.3cm" svg:y="4.6cm">
          <text:p text:style-name="P1">Extract 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cm" svg:height="1.4cm" svg:x="9.7cm" svg:y="4.6cm">
          <text:p text:style-name="P1">Remove noi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cm" svg:height="1.4cm" svg:x="18.5cm" svg:y="4.6cm">
          <text:p text:style-name="P1">White lines iso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cm" svg:height="1.4cm" svg:x="18.5cm" svg:y="10.5cm">
          <text:p text:style-name="P1">Arrow RO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3cm" svg:height="1.4cm" svg:x="9.55cm" svg:y="7.7cm">
          <text:p text:style-name="P1">Canny Edge Det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cm" svg:height="1.4cm" svg:x="18.5cm" svg:y="7.7cm">
          <text:p text:style-name="P1">Lane RO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cm" svg:height="1.4cm" svg:x="1.3cm" svg:y="7.7cm">
          <text:p text:style-name="P1">Enhance vertica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cm" svg:height="1.4cm" svg:x="1.3cm" svg:y="10.5cm">
          <text:p text:style-name="P1">Hough trans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cm" svg:height="1.4cm" svg:x="9.7cm" svg:y="10.5cm">
          <text:p text:style-name="P1">Combine lane li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cm" svg:height="1.4cm" svg:x="9.7cm" svg:y="13.2cm">
          <text:p text:style-name="P1">Cast scanli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7.3cm" svg:y1="5.4cm" svg:x2="9.7cm" svg:y2="5.4cm">
          <text:p/>
        </draw:line>
        <draw:line draw:style-name="gr4" draw:text-style-name="P3" draw:layer="layout" svg:x1="15.7cm" svg:y1="5.4cm" svg:x2="18.5cm" svg:y2="5.4cm">
          <text:p/>
        </draw:line>
        <draw:line draw:style-name="gr4" draw:text-style-name="P3" draw:layer="layout" svg:x1="21.4cm" svg:y1="6cm" svg:x2="21.4cm" svg:y2="7.7cm">
          <text:p/>
        </draw:line>
        <draw:line draw:style-name="gr4" draw:text-style-name="P3" draw:layer="layout" svg:x1="18.5cm" svg:y1="8.4cm" svg:x2="15.85cm" svg:y2="8.4cm">
          <text:p/>
        </draw:line>
        <draw:line draw:style-name="gr4" draw:text-style-name="P3" draw:layer="layout" svg:x1="21.4cm" svg:y1="9.1cm" svg:x2="21.4cm" svg:y2="10.5cm">
          <text:p/>
        </draw:line>
        <draw:custom-shape draw:style-name="gr1" draw:text-style-name="P1" draw:layer="layout" svg:width="6cm" svg:height="1.4cm" svg:x="18.5cm" svg:y="13.2cm">
          <text:p text:style-name="P1">Arrow classif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1.4cm" svg:y1="11.9cm" svg:x2="21.4cm" svg:y2="13.2cm">
          <text:p/>
        </draw:line>
        <draw:line draw:style-name="gr4" draw:text-style-name="P3" draw:layer="layout" svg:x1="9.55cm" svg:y1="8.4cm" svg:x2="7.3cm" svg:y2="8.4cm">
          <text:p/>
        </draw:line>
        <draw:line draw:style-name="gr4" draw:text-style-name="P3" draw:layer="layout" svg:x1="4.4cm" svg:y1="9.1cm" svg:x2="4.4cm" svg:y2="10.5cm">
          <text:p/>
        </draw:line>
        <draw:line draw:style-name="gr4" draw:text-style-name="P3" draw:layer="layout" svg:x1="7.3cm" svg:y1="11.2cm" svg:x2="9.7cm" svg:y2="11.2cm">
          <text:p/>
        </draw:line>
        <draw:line draw:style-name="gr4" draw:text-style-name="P3" draw:layer="layout" svg:x1="12.8cm" svg:y1="11.9cm" svg:x2="12.8cm" svg:y2="13.2cm">
          <text:p/>
        </draw:line>
        <draw:custom-shape draw:style-name="gr5" draw:text-style-name="P4" draw:layer="layout" svg:width="6cm" svg:height="1.4cm" svg:x="1.3cm" svg:y="13.2cm">
          <text:p text:style-name="P1">Adjust parame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7cm" svg:height="9.56cm" svg:x="2cm" svg:y="2.5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2D879D312EFB186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5T14:54:51.605000000</meta:creation-date>
    <meta:editing-duration>PT1H38M</meta:editing-duration>
    <meta:editing-cycles>3</meta:editing-cycles>
    <meta:generator>LibreOffice/6.2.3.2$Windows_X86_64 LibreOffice_project/aecc05fe267cc68dde00352a451aa867b3b546ac</meta:generator>
    <dc:title>Bright Blue</dc:title>
    <dc:date>2020-06-05T17:18:35.208000000</dc:date>
    <meta:document-statistic meta:object-count="47"/>
  </office:meta>
</office:document-meta>
</file>